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Lock.SourceLock( String subject , String type , Date expiration , boolean inheritable , boolean exclu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Lock.setSubject( String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k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k.get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k.setExpiration( Date expi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k.isInhe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k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k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k.setExclusive( boolean exclu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k.isExclu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k.setInheritable( boolean inher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